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1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1.6cm" svg:x2="1.3cm" svg:y2="1.6cm">
          <text:p/>
        </draw:line>
        <draw:line draw:style-name="gr1" draw:text-style-name="P1" draw:layer="layout" svg:x1="1cm" svg:y1="1.8cm" svg:x2="1.6cm" svg:y2="1.8cm">
          <text:p/>
        </draw:line>
        <draw:line draw:style-name="gr2" draw:text-style-name="P1" draw:layer="layout" svg:x1="1cm" svg:y1="2cm" svg:x2="1.3cm" svg:y2="2cm">
          <text:p/>
        </draw:line>
        <draw:frame draw:style-name="gr3" draw:text-style-name="P2" draw:layer="layout" svg:width="2.737cm" svg:height="0.526cm" svg:x="1.5cm" svg:y="1.574cm">
          <draw:text-box>
            <text:p text:style-name="P2"><text:span text:style-name="T1">АвтоВЫКЛючение</text:span></text:p>
          </draw:text-box>
        </draw:frame>
        <draw:frame draw:style-name="gr4" draw:text-style-name="P2" draw:layer="layout" svg:width="2.8cm" svg:height="0.965cm" svg:x="1.5cm" svg:y="0.935cm">
          <draw:text-box>
            <text:p text:style-name="P2"><text:span text:style-name="T1">АвтоВЫКЛючение </text:span></text:p>
            <text:p text:style-name="P2"><text:span text:style-name="T1">и автоВКЛючение</text:span></text:p>
          </draw:text-box>
        </draw:frame>
        <draw:frame draw:style-name="gr3" draw:text-style-name="P2" draw:layer="layout" svg:width="1.865cm" svg:height="0.526cm" svg:x="1.506cm" svg:y="1.918cm">
          <draw:text-box>
            <text:p text:style-name="P2"><text:span text:style-name="T1">Отключено</text:span></text:p>
          </draw:text-box>
        </draw:frame>
        <draw:line draw:style-name="gr1" draw:text-style-name="P1" draw:layer="layout" svg:x1="1.6cm" svg:y1="1.4cm" svg:x2="1.3cm" svg:y2="1.6cm">
          <text:p/>
        </draw:line>
        <draw:line draw:style-name="gr1" draw:text-style-name="P1" draw:layer="layout" svg:x1="1.6cm" svg:y1="2.2cm" svg:x2="1.3cm" svg:y2="2cm">
          <text:p/>
        </draw:line>
        <draw:line draw:style-name="gr5" draw:text-style-name="P1" draw:layer="layout" svg:x1="1.6cm" svg:y1="1.6cm" svg:x2="3.988cm" svg:y2="1.604cm">
          <text:p/>
        </draw:line>
        <draw:line draw:style-name="gr5" draw:text-style-name="P1" draw:layer="layout" svg:x1="1.6cm" svg:y1="2cm" svg:x2="4cm" svg:y2="2cm">
          <text:p/>
        </draw:line>
        <draw:line draw:style-name="gr5" draw:text-style-name="P1" draw:layer="layout" svg:x1="1.6cm" svg:y1="2cm" svg:x2="4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8T13:15:32.159000000</meta:creation-date>
    <meta:print-date>2021-11-28T14:59:30.909000000</meta:print-date>
    <dc:date>2021-11-28T15:04:14.579000000</dc:date>
    <meta:editing-duration>PT1M15S</meta:editing-duration>
    <meta:editing-cycles>1</meta:editing-cycles>
    <meta:document-statistic meta:object-count="11"/>
    <meta:generator>LibreOffice/4.3.4.1$Windows_x86 LibreOffice_project/bc356b2f991740509f321d70e4512a6a54c5f243</meta:generator>
  </office:meta>
</office:document-meta>
</file>